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94cm"/>
    </style:style>
    <style:style style:name="co2" style:family="table-column">
      <style:table-column-properties fo:break-before="auto" style:column-width="3.203cm"/>
    </style:style>
    <style:style style:name="co3" style:family="table-column">
      <style:table-column-properties fo:break-before="auto" style:column-width="2.351cm"/>
    </style:style>
    <style:style style:name="co4" style:family="table-column">
      <style:table-column-properties fo:break-before="auto" style:column-width="1.969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891cm"/>
    </style:style>
    <style:style style:name="co8" style:family="table-column">
      <style:table-column-properties fo:break-before="auto" style:column-width="3.604cm"/>
    </style:style>
    <style:style style:name="co9" style:family="table-column">
      <style:table-column-properties fo:break-before="auto" style:column-width="4.085cm"/>
    </style:style>
    <style:style style:name="co10" style:family="table-column">
      <style:table-column-properties fo:break-before="auto" style:column-width="3.4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_sudoku_db_B" table:style-name="ta1">
        <table:shapes>
          <draw:frame draw:z-index="0" draw:style-name="gr1" draw:text-style-name="P1" svg:width="16.004cm" svg:height="9.007cm" svg:x="14.559cm" svg:y="9.966cm">
            <draw:object draw:notify-on-update-of-ranges="results_sudoku_db_B.A2:results_sudoku_db_B.A100 results_sudoku_db_B.E1:results_sudoku_db_B.E1 results_sudoku_db_B.E2:results_sudoku_db_B.E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8cm" svg:height="9.009cm" svg:x="32.951cm" svg:y="7.919cm">
            <draw:object draw:notify-on-update-of-ranges="results_sudoku_db_B.A2:results_sudoku_db_B.A100 results_sudoku_db_B.D1:results_sudoku_db_B.D1 results_sudoku_db_B.D2:results_sudoku_db_B.D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2cm" svg:height="9cm" svg:x="14.075cm" svg:y="19.76cm">
            <draw:object draw:notify-on-update-of-ranges="results_sudoku_db_B.B1:results_sudoku_db_B.B1 results_sudoku_db_B.B2:results_sudoku_db_B.B100 results_sudoku_db_B.C1:results_sudoku_db_B.C1 results_sudoku_db_B.C2:results_sudoku_db_B.C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epartition</text:p>
          </table:table-cell>
          <table:table-cell office:value-type="string" calcext:value-type="string">
            <text:p>Difficulte indiquee</text:p>
          </table:table-cell>
          <table:table-cell office:value-type="string" calcext:value-type="string">
            <text:p>techniques</text:p>
          </table:table-cell>
          <table:table-cell office:value-type="string" calcext:value-type="string">
            <text:p>densite</text:p>
          </table:table-cell>
          <table:table-cell office:value-type="string" calcext:value-type="string">
            <text:p>nb_notes</text:p>
          </table:table-cell>
          <table:table-cell table:number-columns-repeated="2"/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Column 1</text:p>
          </table:table-cell>
          <table:table-cell table:style-name="ce1" office:value-type="string" calcext:value-type="string">
            <text:p>Column 2</text:p>
          </table:table-cell>
          <table:table-cell table:style-name="ce1" office:value-type="string" calcext:value-type="string">
            <text:p>Column 3</text:p>
          </table:table-cell>
          <table:table-cell table:style-name="ce1" office:value-type="string" calcext:value-type="string">
            <text:p>Column 4</text:p>
          </table:table-cell>
          <table:table-cell table:style-name="ce1" office:value-type="string" calcext:value-type="string">
            <text:p>Column 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8" calcext:value-type="float">
            <text:p>18</text:p>
          </table:table-cell>
          <table:table-cell office:value-type="float" office:value="90.799706" calcext:value-type="float">
            <text:p>90,799706</text:p>
          </table:table-cell>
          <table:table-cell office:value-type="float" office:value="6.529412" calcext:value-type="float">
            <text:p>6,529412</text:p>
          </table:table-cell>
          <table:table-cell office:value-type="float" office:value="213" calcext:value-type="float">
            <text:p>213</text:p>
          </table:table-cell>
          <table:table-cell table:number-columns-repeated="2"/>
          <table:table-cell table:style-name="ce1" office:value-type="string" calcext:value-type="string">
            <text:p>Column 1</text:p>
          </table:table-cell>
          <table:table-cell table:style-name="ce1" table:formula="of:=CORREL([$results_sudoku_db_B.$A:.$A]; [$results_sudoku_db_B.$A:.$A])" office:value-type="float" office:value="1" calcext:value-type="float">
            <text:p>1,00</text:p>
          </table:table-cell>
          <table:table-cell table:style-name="ce1"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95" calcext:value-type="float">
            <text:p>95</text:p>
          </table:table-cell>
          <table:table-cell office:value-type="float" office:value="23.205801" calcext:value-type="float">
            <text:p>23,205801</text:p>
          </table:table-cell>
          <table:table-cell office:value-type="float" office:value="7.110236" calcext:value-type="float">
            <text:p>7,110236</text:p>
          </table:table-cell>
          <table:table-cell office:value-type="float" office:value="225" calcext:value-type="float">
            <text:p>225</text:p>
          </table:table-cell>
          <table:table-cell table:number-columns-repeated="2"/>
          <table:table-cell table:style-name="ce1" office:value-type="string" calcext:value-type="string">
            <text:p>Column 2</text:p>
          </table:table-cell>
          <table:table-cell table:style-name="ce1" table:formula="of:=CORREL([$results_sudoku_db_B.$A:.$A]; [$results_sudoku_db_B.$B:.$B])" office:value-type="float" office:value="-0.0193587928653369" calcext:value-type="float">
            <text:p>-0,02</text:p>
          </table:table-cell>
          <table:table-cell table:style-name="ce1" table:formula="of:=CORREL([$results_sudoku_db_B.$B:.$B]; [$results_sudoku_db_B.$B:.$B])" office:value-type="float" office:value="1" calcext:value-type="float">
            <text:p>1,00</text:p>
          </table:table-cell>
          <table:table-cell table:style-name="ce1"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office:value-type="float" office:value="11.757683" calcext:value-type="float">
            <text:p>11,757683</text:p>
          </table:table-cell>
          <table:table-cell office:value-type="float" office:value="6.311688" calcext:value-type="float">
            <text:p>6,311688</text:p>
          </table:table-cell>
          <table:table-cell office:value-type="float" office:value="212" calcext:value-type="float">
            <text:p>212</text:p>
          </table:table-cell>
          <table:table-cell table:number-columns-repeated="2"/>
          <table:table-cell table:style-name="ce1" office:value-type="string" calcext:value-type="string">
            <text:p>Column 3</text:p>
          </table:table-cell>
          <table:table-cell table:style-name="ce1" table:formula="of:=CORREL([$results_sudoku_db_B.$A:.$A]; [$results_sudoku_db_B.$C:.$C])" office:value-type="float" office:value="-0.240865685679767" calcext:value-type="float">
            <text:p>-0,24</text:p>
          </table:table-cell>
          <table:table-cell table:style-name="ce1" table:formula="of:=CORREL([$results_sudoku_db_B.$B:.$B]; [$results_sudoku_db_B.$C:.$C])" office:value-type="float" office:value="0.412225161704936" calcext:value-type="float">
            <text:p>0,41</text:p>
          </table:table-cell>
          <table:table-cell table:style-name="ce1" table:formula="of:=CORREL([$results_sudoku_db_B.$C:.$C]; [$results_sudoku_db_B.$C:.$C])" office:value-type="float" office:value="1" calcext:value-type="float">
            <text:p>1,00</text:p>
          </table:table-cell>
          <table:table-cell table:style-name="ce1"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57" calcext:value-type="float">
            <text:p>57</text:p>
          </table:table-cell>
          <table:table-cell office:value-type="float" office:value="6.406389" calcext:value-type="float">
            <text:p>6,406389</text:p>
          </table:table-cell>
          <table:table-cell office:value-type="float" office:value="6.656126" calcext:value-type="float">
            <text:p>6,656126</text:p>
          </table:table-cell>
          <table:table-cell office:value-type="float" office:value="222" calcext:value-type="float">
            <text:p>222</text:p>
          </table:table-cell>
          <table:table-cell table:number-columns-repeated="2"/>
          <table:table-cell table:style-name="ce1" office:value-type="string" calcext:value-type="string">
            <text:p>Column 4</text:p>
          </table:table-cell>
          <table:table-cell table:style-name="ce1" table:formula="of:=CORREL([$results_sudoku_db_B.$A:.$A]; [$results_sudoku_db_B.$D:.$D])" office:value-type="float" office:value="0.505224323395048" calcext:value-type="float">
            <text:p>0,51</text:p>
          </table:table-cell>
          <table:table-cell table:style-name="ce1" table:formula="of:=CORREL([$results_sudoku_db_B.$B:.$B]; [$results_sudoku_db_B.$D:.$D])" office:value-type="float" office:value="0.397453426711237" calcext:value-type="float">
            <text:p>0,40</text:p>
          </table:table-cell>
          <table:table-cell table:style-name="ce1" table:formula="of:=CORREL([$results_sudoku_db_B.$C:.$C]; [$results_sudoku_db_B.$D:.$D])" office:value-type="float" office:value="0.174934347211569" calcext:value-type="float">
            <text:p>0,17</text:p>
          </table:table-cell>
          <table:table-cell table:style-name="ce1" table:formula="of:=CORREL([$results_sudoku_db_B.$D:.$D]; [$results_sudoku_db_B.$D:.$D])" office:value-type="float" office:value="1" calcext:value-type="float">
            <text:p>1,00</text:p>
          </table:table-cell>
          <table:table-cell table:style-name="ce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4" calcext:value-type="float">
            <text:p>44</text:p>
          </table:table-cell>
          <table:table-cell office:value-type="float" office:value="18.533596" calcext:value-type="float">
            <text:p>18,533596</text:p>
          </table:table-cell>
          <table:table-cell office:value-type="float" office:value="6.756" calcext:value-type="float">
            <text:p>6,756</text:p>
          </table:table-cell>
          <table:table-cell office:value-type="float" office:value="222" calcext:value-type="float">
            <text:p>222</text:p>
          </table:table-cell>
          <table:table-cell table:number-columns-repeated="2"/>
          <table:table-cell table:style-name="ce1" office:value-type="string" calcext:value-type="string">
            <text:p>Column 5</text:p>
          </table:table-cell>
          <table:table-cell table:style-name="ce1" table:formula="of:=CORREL([$results_sudoku_db_B.$A:.$A]; [$results_sudoku_db_B.$E:.$E])" office:value-type="float" office:value="-0.5033597642725" calcext:value-type="float">
            <text:p>-0,50</text:p>
          </table:table-cell>
          <table:table-cell table:style-name="ce1" table:formula="of:=CORREL([$results_sudoku_db_B.$B:.$B]; [$results_sudoku_db_B.$E:.$E])" office:value-type="float" office:value="0.445436206562276" calcext:value-type="float">
            <text:p>0,45</text:p>
          </table:table-cell>
          <table:table-cell table:style-name="ce1" table:formula="of:=CORREL([$results_sudoku_db_B.$C:.$C]; [$results_sudoku_db_B.$E:.$E])" office:value-type="float" office:value="0.43273849072117" calcext:value-type="float">
            <text:p>0,43</text:p>
          </table:table-cell>
          <table:table-cell table:style-name="ce1" table:formula="of:=CORREL([$results_sudoku_db_B.$D:.$D]; [$results_sudoku_db_B.$E:.$E])" office:value-type="float" office:value="0.417346086429331" calcext:value-type="float">
            <text:p>0,42</text:p>
          </table:table-cell>
          <table:table-cell table:style-name="ce1" table:formula="of:=CORREL([$results_sudoku_db_B.$E:.$E]; [$results_sudoku_db_B.$E:.$E])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8" calcext:value-type="float">
            <text:p>8</text:p>
          </table:table-cell>
          <table:table-cell office:value-type="float" office:value="32.904114" calcext:value-type="float">
            <text:p>32,904114</text:p>
          </table:table-cell>
          <table:table-cell office:value-type="float" office:value="6.762846" calcext:value-type="float">
            <text:p>6,762846</text:p>
          </table:table-cell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1" calcext:value-type="float">
            <text:p>11</text:p>
          </table:table-cell>
          <table:table-cell office:value-type="float" office:value="24.628929" calcext:value-type="float">
            <text:p>24,628929</text:p>
          </table:table-cell>
          <table:table-cell office:value-type="float" office:value="6.612" calcext:value-type="float">
            <text:p>6,612</text:p>
          </table:table-cell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3" calcext:value-type="float">
            <text:p>13</text:p>
          </table:table-cell>
          <table:table-cell office:value-type="float" office:value="13.608717" calcext:value-type="float">
            <text:p>13,608717</text:p>
          </table:table-cell>
          <table:table-cell office:value-type="float" office:value="6.603239" calcext:value-type="float">
            <text:p>6,603239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0.187237" calcext:value-type="float">
            <text:p>0,187237</text:p>
          </table:table-cell>
          <table:table-cell office:value-type="float" office:value="6.399209" calcext:value-type="float">
            <text:p>6,399209</text:p>
          </table:table-cell>
          <table:table-cell office:value-type="float" office:value="206" calcext:value-type="float">
            <text:p>206</text:p>
          </table:table-cell>
          <table:table-cell table:number-columns-repeated="8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" calcext:value-type="float">
            <text:p>4</text:p>
          </table:table-cell>
          <table:table-cell office:value-type="float" office:value="22.840776" calcext:value-type="float">
            <text:p>22,840776</text:p>
          </table:table-cell>
          <table:table-cell office:value-type="float" office:value="6.636704" calcext:value-type="float">
            <text:p>6,636704</text:p>
          </table:table-cell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" calcext:value-type="float">
            <text:p>3</text:p>
          </table:table-cell>
          <table:table-cell office:value-type="float" office:value="6.86839" calcext:value-type="float">
            <text:p>6,86839</text:p>
          </table:table-cell>
          <table:table-cell office:value-type="float" office:value="6.363248" calcext:value-type="float">
            <text:p>6,363248</text:p>
          </table:table-cell>
          <table:table-cell office:value-type="float" office:value="199" calcext:value-type="float">
            <text:p>199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0.182778" calcext:value-type="float">
            <text:p>0,182778</text:p>
          </table:table-cell>
          <table:table-cell office:value-type="float" office:value="7.051383" calcext:value-type="float">
            <text:p>7,051383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string" calcext:value-type="string">
            <text:p>Intrus :</text:p>
          </table:table-cell>
          <table:table-cell office:value-type="float" office:value="433" calcext:value-type="float">
            <text:p>433</text:p>
          </table:table-cell>
          <table:table-cell office:value-type="float" office:value="0" calcext:value-type="float">
            <text:p>0</text:p>
          </table:table-cell>
          <table:table-cell office:value-type="float" office:value="0.186961" calcext:value-type="float">
            <text:p>0,186961</text:p>
          </table:table-cell>
          <table:table-cell office:value-type="float" office:value="3.781022" calcext:value-type="float">
            <text:p>3,781022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7.151544" calcext:value-type="float">
            <text:p>7,151544</text:p>
          </table:table-cell>
          <table:table-cell office:value-type="float" office:value="6.443515" calcext:value-type="float">
            <text:p>6,443515</text:p>
          </table:table-cell>
          <table:table-cell office:value-type="float" office:value="203" calcext:value-type="float">
            <text:p>203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0.195786" calcext:value-type="float">
            <text:p>0,195786</text:p>
          </table:table-cell>
          <table:table-cell office:value-type="float" office:value="6.522449" calcext:value-type="float">
            <text:p>6,522449</text:p>
          </table:table-cell>
          <table:table-cell office:value-type="float" office:value="207" calcext:value-type="float">
            <text:p>207</text:p>
          </table:table-cell>
          <table:table-cell table:number-columns-repeated="8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float" office:value="3.669201" calcext:value-type="float">
            <text:p>3,669201</text:p>
          </table:table-cell>
          <table:table-cell office:value-type="float" office:value="6" calcext:value-type="float">
            <text:p>6</text:p>
          </table:table-cell>
          <table:table-cell office:value-type="float" office:value="211" calcext:value-type="float">
            <text:p>211</text:p>
          </table:table-cell>
          <table:table-cell table:number-columns-repeated="8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54" calcext:value-type="float">
            <text:p>54</text:p>
          </table:table-cell>
          <table:table-cell office:value-type="float" office:value="78.556679" calcext:value-type="float">
            <text:p>78,556679</text:p>
          </table:table-cell>
          <table:table-cell office:value-type="float" office:value="7.018939" calcext:value-type="float">
            <text:p>7,018939</text:p>
          </table:table-cell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5" calcext:value-type="float">
            <text:p>5</text:p>
          </table:table-cell>
          <table:table-cell office:value-type="float" office:value="3.903935" calcext:value-type="float">
            <text:p>3,903935</text:p>
          </table:table-cell>
          <table:table-cell office:value-type="float" office:value="6.251968" calcext:value-type="float">
            <text:p>6,251968</text:p>
          </table:table-cell>
          <table:table-cell office:value-type="float" office:value="206" calcext:value-type="float">
            <text:p>206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0.2095" calcext:value-type="float">
            <text:p>0,2095</text:p>
          </table:table-cell>
          <table:table-cell office:value-type="float" office:value="6.460377" calcext:value-type="float">
            <text:p>6,460377</text:p>
          </table:table-cell>
          <table:table-cell office:value-type="float" office:value="214" calcext:value-type="float">
            <text:p>214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office:value-type="float" office:value="5.842936" calcext:value-type="float">
            <text:p>5,842936</text:p>
          </table:table-cell>
          <table:table-cell office:value-type="float" office:value="6.443984" calcext:value-type="float">
            <text:p>6,443984</text:p>
          </table:table-cell>
          <table:table-cell office:value-type="float" office:value="209" calcext:value-type="float">
            <text:p>209</text:p>
          </table:table-cell>
          <table:table-cell table:number-columns-repeated="8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6" calcext:value-type="float">
            <text:p>16</text:p>
          </table:table-cell>
          <table:table-cell office:value-type="float" office:value="2.361872" calcext:value-type="float">
            <text:p>2,361872</text:p>
          </table:table-cell>
          <table:table-cell office:value-type="float" office:value="7.26259" calcext:value-type="float">
            <text:p>7,26259</text:p>
          </table:table-cell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8" calcext:value-type="float">
            <text:p>18</text:p>
          </table:table-cell>
          <table:table-cell office:value-type="float" office:value="24.690765" calcext:value-type="float">
            <text:p>24,690765</text:p>
          </table:table-cell>
          <table:table-cell office:value-type="float" office:value="7.043796" calcext:value-type="float">
            <text:p>7,043796</text:p>
          </table:table-cell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58" calcext:value-type="float">
            <text:p>58</text:p>
          </table:table-cell>
          <table:table-cell office:value-type="float" office:value="104.535393" calcext:value-type="float">
            <text:p>104,535393</text:p>
          </table:table-cell>
          <table:table-cell office:value-type="float" office:value="7.253623" calcext:value-type="float">
            <text:p>7,253623</text:p>
          </table:table-cell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0" calcext:value-type="float">
            <text:p>40</text:p>
          </table:table-cell>
          <table:table-cell office:value-type="float" office:value="25.505041" calcext:value-type="float">
            <text:p>25,505041</text:p>
          </table:table-cell>
          <table:table-cell office:value-type="float" office:value="7.105072" calcext:value-type="float">
            <text:p>7,105072</text:p>
          </table:table-cell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2" calcext:value-type="float">
            <text:p>22</text:p>
          </table:table-cell>
          <table:table-cell office:value-type="float" office:value="7.28595" calcext:value-type="float">
            <text:p>7,28595</text:p>
          </table:table-cell>
          <table:table-cell office:value-type="float" office:value="7.221805" calcext:value-type="float">
            <text:p>7,221805</text:p>
          </table:table-cell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75" calcext:value-type="float">
            <text:p>75</text:p>
          </table:table-cell>
          <table:table-cell office:value-type="float" office:value="6.447819" calcext:value-type="float">
            <text:p>6,447819</text:p>
          </table:table-cell>
          <table:table-cell office:value-type="float" office:value="7.190299" calcext:value-type="float">
            <text:p>7,190299</text:p>
          </table:table-cell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3" calcext:value-type="float">
            <text:p>23</text:p>
          </table:table-cell>
          <table:table-cell office:value-type="float" office:value="59.994633" calcext:value-type="float">
            <text:p>59,994633</text:p>
          </table:table-cell>
          <table:table-cell office:value-type="float" office:value="7.237226" calcext:value-type="float">
            <text:p>7,237226</text:p>
          </table:table-cell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2" calcext:value-type="float">
            <text:p>32</text:p>
          </table:table-cell>
          <table:table-cell office:value-type="float" office:value="16.196432" calcext:value-type="float">
            <text:p>16,196432</text:p>
          </table:table-cell>
          <table:table-cell office:value-type="float" office:value="7.104089" calcext:value-type="float">
            <text:p>7,104089</text:p>
          </table:table-cell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9" calcext:value-type="float">
            <text:p>49</text:p>
          </table:table-cell>
          <table:table-cell office:value-type="float" office:value="4.981095" calcext:value-type="float">
            <text:p>4,981095</text:p>
          </table:table-cell>
          <table:table-cell office:value-type="float" office:value="7.319549" calcext:value-type="float">
            <text:p>7,319549</text:p>
          </table:table-cell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05" calcext:value-type="float">
            <text:p>105</text:p>
          </table:table-cell>
          <table:table-cell office:value-type="float" office:value="116.898041" calcext:value-type="float">
            <text:p>116,898041</text:p>
          </table:table-cell>
          <table:table-cell office:value-type="float" office:value="7.286232" calcext:value-type="float">
            <text:p>7,286232</text:p>
          </table:table-cell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7" calcext:value-type="float">
            <text:p>7</text:p>
          </table:table-cell>
          <table:table-cell office:value-type="float" office:value="3.684841" calcext:value-type="float">
            <text:p>3,684841</text:p>
          </table:table-cell>
          <table:table-cell office:value-type="float" office:value="5.78903" calcext:value-type="float">
            <text:p>5,78903</text:p>
          </table:table-cell>
          <table:table-cell office:value-type="float" office:value="202" calcext:value-type="float">
            <text:p>202</text:p>
          </table:table-cell>
          <table:table-cell table:number-columns-repeated="8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5" calcext:value-type="float">
            <text:p>25</text:p>
          </table:table-cell>
          <table:table-cell office:value-type="float" office:value="2.955562" calcext:value-type="float">
            <text:p>2,955562</text:p>
          </table:table-cell>
          <table:table-cell office:value-type="float" office:value="6.361538" calcext:value-type="float">
            <text:p>6,361538</text:p>
          </table:table-cell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office:value-type="float" office:value="36.443367" calcext:value-type="float">
            <text:p>36,443367</text:p>
          </table:table-cell>
          <table:table-cell office:value-type="float" office:value="6.121569" calcext:value-type="float">
            <text:p>6,121569</text:p>
          </table:table-cell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4.879374" calcext:value-type="float">
            <text:p>24,879374</text:p>
          </table:table-cell>
          <table:table-cell office:value-type="float" office:value="6.362596" calcext:value-type="float">
            <text:p>6,362596</text:p>
          </table:table-cell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6" calcext:value-type="float">
            <text:p>66</text:p>
          </table:table-cell>
          <table:table-cell office:value-type="float" office:value="71.724442" calcext:value-type="float">
            <text:p>71,724442</text:p>
          </table:table-cell>
          <table:table-cell office:value-type="float" office:value="7.106061" calcext:value-type="float">
            <text:p>7,106061</text:p>
          </table:table-cell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1" calcext:value-type="float">
            <text:p>51</text:p>
          </table:table-cell>
          <table:table-cell office:value-type="float" office:value="4.285479" calcext:value-type="float">
            <text:p>4,285479</text:p>
          </table:table-cell>
          <table:table-cell office:value-type="float" office:value="6.304833" calcext:value-type="float">
            <text:p>6,304833</text:p>
          </table:table-cell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0.186273" calcext:value-type="float">
            <text:p>0,186273</text:p>
          </table:table-cell>
          <table:table-cell office:value-type="float" office:value="6.544747" calcext:value-type="float">
            <text:p>6,544747</text:p>
          </table:table-cell>
          <table:table-cell office:value-type="float" office:value="218" calcext:value-type="float">
            <text:p>218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float" office:value="2.511099" calcext:value-type="float">
            <text:p>2,511099</text:p>
          </table:table-cell>
          <table:table-cell office:value-type="float" office:value="6.549242" calcext:value-type="float">
            <text:p>6,549242</text:p>
          </table:table-cell>
          <table:table-cell office:value-type="float" office:value="217" calcext:value-type="float">
            <text:p>217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0.170648" calcext:value-type="float">
            <text:p>0,170648</text:p>
          </table:table-cell>
          <table:table-cell office:value-type="float" office:value="6.514286" calcext:value-type="float">
            <text:p>6,514286</text:p>
          </table:table-cell>
          <table:table-cell office:value-type="float" office:value="203" calcext:value-type="float">
            <text:p>203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3" calcext:value-type="float">
            <text:p>13</text:p>
          </table:table-cell>
          <table:table-cell office:value-type="float" office:value="7.323147" calcext:value-type="float">
            <text:p>7,323147</text:p>
          </table:table-cell>
          <table:table-cell office:value-type="float" office:value="7.2" calcext:value-type="float">
            <text:p>7,2</text:p>
          </table:table-cell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58" calcext:value-type="float">
            <text:p>58</text:p>
          </table:table-cell>
          <table:table-cell office:value-type="float" office:value="44.246876" calcext:value-type="float">
            <text:p>44,246876</text:p>
          </table:table-cell>
          <table:table-cell office:value-type="float" office:value="7.235294" calcext:value-type="float">
            <text:p>7,235294</text:p>
          </table:table-cell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5" calcext:value-type="float">
            <text:p>5</text:p>
          </table:table-cell>
          <table:table-cell office:value-type="float" office:value="5.275865" calcext:value-type="float">
            <text:p>5,275865</text:p>
          </table:table-cell>
          <table:table-cell office:value-type="float" office:value="6.252066" calcext:value-type="float">
            <text:p>6,252066</text:p>
          </table:table-cell>
          <table:table-cell office:value-type="float" office:value="206" calcext:value-type="float">
            <text:p>206</text:p>
          </table:table-cell>
          <table:table-cell table:number-columns-repeated="8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6" calcext:value-type="float">
            <text:p>26</text:p>
          </table:table-cell>
          <table:table-cell office:value-type="float" office:value="20.969334" calcext:value-type="float">
            <text:p>20,969334</text:p>
          </table:table-cell>
          <table:table-cell office:value-type="float" office:value="7.541502" calcext:value-type="float">
            <text:p>7,541502</text:p>
          </table:table-cell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1" calcext:value-type="float">
            <text:p>21</text:p>
          </table:table-cell>
          <table:table-cell office:value-type="float" office:value="23.610189" calcext:value-type="float">
            <text:p>23,610189</text:p>
          </table:table-cell>
          <table:table-cell office:value-type="float" office:value="7.276923" calcext:value-type="float">
            <text:p>7,276923</text:p>
          </table:table-cell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2" calcext:value-type="float">
            <text:p>22</text:p>
          </table:table-cell>
          <table:table-cell office:value-type="float" office:value="25.996901" calcext:value-type="float">
            <text:p>25,996901</text:p>
          </table:table-cell>
          <table:table-cell office:value-type="float" office:value="7.466403" calcext:value-type="float">
            <text:p>7,466403</text:p>
          </table:table-cell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32" calcext:value-type="float">
            <text:p>32</text:p>
          </table:table-cell>
          <table:table-cell office:value-type="float" office:value="36.302254" calcext:value-type="float">
            <text:p>36,302254</text:p>
          </table:table-cell>
          <table:table-cell office:value-type="float" office:value="7.427386" calcext:value-type="float">
            <text:p>7,427386</text:p>
          </table:table-cell>
          <table:table-cell office:value-type="float" office:value="217" calcext:value-type="float">
            <text:p>217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9" calcext:value-type="float">
            <text:p>9</text:p>
          </table:table-cell>
          <table:table-cell office:value-type="float" office:value="22.2481" calcext:value-type="float">
            <text:p>22,2481</text:p>
          </table:table-cell>
          <table:table-cell office:value-type="float" office:value="7.461538" calcext:value-type="float">
            <text:p>7,461538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30" calcext:value-type="float">
            <text:p>30</text:p>
          </table:table-cell>
          <table:table-cell office:value-type="float" office:value="38.29932" calcext:value-type="float">
            <text:p>38,29932</text:p>
          </table:table-cell>
          <table:table-cell office:value-type="float" office:value="7.393574" calcext:value-type="float">
            <text:p>7,393574</text:p>
          </table:table-cell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0" calcext:value-type="float">
            <text:p>20</text:p>
          </table:table-cell>
          <table:table-cell office:value-type="float" office:value="1.860845" calcext:value-type="float">
            <text:p>1,860845</text:p>
          </table:table-cell>
          <table:table-cell office:value-type="float" office:value="7.454545" calcext:value-type="float">
            <text:p>7,454545</text:p>
          </table:table-cell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6" calcext:value-type="float">
            <text:p>36</text:p>
          </table:table-cell>
          <table:table-cell office:value-type="float" office:value="37.968513" calcext:value-type="float">
            <text:p>37,968513</text:p>
          </table:table-cell>
          <table:table-cell office:value-type="float" office:value="7.443548" calcext:value-type="float">
            <text:p>7,443548</text:p>
          </table:table-cell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39" calcext:value-type="float">
            <text:p>39</text:p>
          </table:table-cell>
          <table:table-cell office:value-type="float" office:value="44.542915" calcext:value-type="float">
            <text:p>44,542915</text:p>
          </table:table-cell>
          <table:table-cell office:value-type="float" office:value="7.418033" calcext:value-type="float">
            <text:p>7,418033</text:p>
          </table:table-cell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4" calcext:value-type="float">
            <text:p>34</text:p>
          </table:table-cell>
          <table:table-cell office:value-type="float" office:value="28.168083" calcext:value-type="float">
            <text:p>28,168083</text:p>
          </table:table-cell>
          <table:table-cell office:value-type="float" office:value="7.514056" calcext:value-type="float">
            <text:p>7,514056</text:p>
          </table:table-cell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8" calcext:value-type="float">
            <text:p>18</text:p>
          </table:table-cell>
          <table:table-cell office:value-type="float" office:value="2.265411" calcext:value-type="float">
            <text:p>2,265411</text:p>
          </table:table-cell>
          <table:table-cell office:value-type="float" office:value="7.57438" calcext:value-type="float">
            <text:p>7,57438</text:p>
          </table:table-cell>
          <table:table-cell office:value-type="float" office:value="216" calcext:value-type="float">
            <text:p>216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1" calcext:value-type="float">
            <text:p>51</text:p>
          </table:table-cell>
          <table:table-cell office:value-type="float" office:value="35.912369" calcext:value-type="float">
            <text:p>35,912369</text:p>
          </table:table-cell>
          <table:table-cell office:value-type="float" office:value="7.662651" calcext:value-type="float">
            <text:p>7,662651</text:p>
          </table:table-cell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8" calcext:value-type="float">
            <text:p>28</text:p>
          </table:table-cell>
          <table:table-cell office:value-type="float" office:value="18.308891" calcext:value-type="float">
            <text:p>18,308891</text:p>
          </table:table-cell>
          <table:table-cell office:value-type="float" office:value="7.138775" calcext:value-type="float">
            <text:p>7,138775</text:p>
          </table:table-cell>
          <table:table-cell office:value-type="float" office:value="217" calcext:value-type="float">
            <text:p>217</text:p>
          </table:table-cell>
          <table:table-cell table:number-columns-repeated="8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4" calcext:value-type="float">
            <text:p>4</text:p>
          </table:table-cell>
          <table:table-cell office:value-type="float" office:value="2.35974" calcext:value-type="float">
            <text:p>2,35974</text:p>
          </table:table-cell>
          <table:table-cell office:value-type="float" office:value="7.503876" calcext:value-type="float">
            <text:p>7,503876</text:p>
          </table:table-cell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4" calcext:value-type="float">
            <text:p>44</text:p>
          </table:table-cell>
          <table:table-cell office:value-type="float" office:value="0.247147" calcext:value-type="float">
            <text:p>0,247147</text:p>
          </table:table-cell>
          <table:table-cell office:value-type="float" office:value="7.367089" calcext:value-type="float">
            <text:p>7,367089</text:p>
          </table:table-cell>
          <table:table-cell office:value-type="float" office:value="215" calcext:value-type="float">
            <text:p>215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8" calcext:value-type="float">
            <text:p>8</text:p>
          </table:table-cell>
          <table:table-cell office:value-type="float" office:value="20.482233" calcext:value-type="float">
            <text:p>20,482233</text:p>
          </table:table-cell>
          <table:table-cell office:value-type="float" office:value="7.352713" calcext:value-type="float">
            <text:p>7,352713</text:p>
          </table:table-cell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6" calcext:value-type="float">
            <text:p>6</text:p>
          </table:table-cell>
          <table:table-cell office:value-type="float" office:value="40.533741" calcext:value-type="float">
            <text:p>40,533741</text:p>
          </table:table-cell>
          <table:table-cell office:value-type="float" office:value="7.288066" calcext:value-type="float">
            <text:p>7,288066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45" calcext:value-type="float">
            <text:p>45</text:p>
          </table:table-cell>
          <table:table-cell office:value-type="float" office:value="0.673859" calcext:value-type="float">
            <text:p>0,673859</text:p>
          </table:table-cell>
          <table:table-cell office:value-type="float" office:value="7.104" calcext:value-type="float">
            <text:p>7,104</text:p>
          </table:table-cell>
          <table:table-cell office:value-type="float" office:value="218" calcext:value-type="float">
            <text:p>21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8" calcext:value-type="float">
            <text:p>28</text:p>
          </table:table-cell>
          <table:table-cell office:value-type="float" office:value="1.22456" calcext:value-type="float">
            <text:p>1,22456</text:p>
          </table:table-cell>
          <table:table-cell office:value-type="float" office:value="7.273092" calcext:value-type="float">
            <text:p>7,273092</text:p>
          </table:table-cell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4" calcext:value-type="float">
            <text:p>54</text:p>
          </table:table-cell>
          <table:table-cell office:value-type="float" office:value="26.835318" calcext:value-type="float">
            <text:p>26,835318</text:p>
          </table:table-cell>
          <table:table-cell office:value-type="float" office:value="7.508" calcext:value-type="float">
            <text:p>7,508</text:p>
          </table:table-cell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5" calcext:value-type="float">
            <text:p>25</text:p>
          </table:table-cell>
          <table:table-cell office:value-type="float" office:value="5.598637" calcext:value-type="float">
            <text:p>5,598637</text:p>
          </table:table-cell>
          <table:table-cell office:value-type="float" office:value="7.516129" calcext:value-type="float">
            <text:p>7,516129</text:p>
          </table:table-cell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0" calcext:value-type="float">
            <text:p>10</text:p>
          </table:table-cell>
          <table:table-cell office:value-type="float" office:value="22.897619" calcext:value-type="float">
            <text:p>22,897619</text:p>
          </table:table-cell>
          <table:table-cell office:value-type="float" office:value="7.452381" calcext:value-type="float">
            <text:p>7,452381</text:p>
          </table:table-cell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6" calcext:value-type="float">
            <text:p>36</text:p>
          </table:table-cell>
          <table:table-cell office:value-type="float" office:value="4.180389" calcext:value-type="float">
            <text:p>4,180389</text:p>
          </table:table-cell>
          <table:table-cell office:value-type="float" office:value="7.327869" calcext:value-type="float">
            <text:p>7,327869</text:p>
          </table:table-cell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0" calcext:value-type="float">
            <text:p>60</text:p>
          </table:table-cell>
          <table:table-cell office:value-type="float" office:value="3.586084" calcext:value-type="float">
            <text:p>3,586084</text:p>
          </table:table-cell>
          <table:table-cell office:value-type="float" office:value="7.390946" calcext:value-type="float">
            <text:p>7,390946</text:p>
          </table:table-cell>
          <table:table-cell office:value-type="float" office:value="221" calcext:value-type="float">
            <text:p>221</text:p>
          </table:table-cell>
          <table:table-cell table:number-columns-repeated="2"/>
          <table:table-cell office:value-type="string" calcext:value-type="string">
            <text:p>Correlation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0" calcext:value-type="float">
            <text:p>30</text:p>
          </table:table-cell>
          <table:table-cell office:value-type="float" office:value="20.273951" calcext:value-type="float">
            <text:p>20,273951</text:p>
          </table:table-cell>
          <table:table-cell office:value-type="float" office:value="7.517928" calcext:value-type="float">
            <text:p>7,517928</text:p>
          </table:table-cell>
          <table:table-cell office:value-type="float" office:value="223" calcext:value-type="float">
            <text:p>223</text:p>
          </table:table-cell>
          <table:table-cell table:number-columns-repeated="2"/>
          <table:table-cell office:value-type="string" calcext:value-type="string">
            <text:p>Column 1</text:p>
          </table:table-cell>
          <table:table-cell table:formula="of:=CORREL([$results_sudoku_db_B.$B:.$B]; [$results_sudoku_db_B.$B:.$B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5.852195" calcext:value-type="float">
            <text:p>5,852195</text:p>
          </table:table-cell>
          <table:table-cell office:value-type="float" office:value="7.320158" calcext:value-type="float">
            <text:p>7,320158</text:p>
          </table:table-cell>
          <table:table-cell office:value-type="float" office:value="221" calcext:value-type="float">
            <text:p>221</text:p>
          </table:table-cell>
          <table:table-cell table:number-columns-repeated="2"/>
          <table:table-cell office:value-type="string" calcext:value-type="string">
            <text:p>Column 2</text:p>
          </table:table-cell>
          <table:table-cell table:formula="of:=CORREL([$results_sudoku_db_B.$B:.$B]; [$results_sudoku_db_B.$C:.$C])" office:value-type="float" office:value="0.412225161704936" calcext:value-type="float">
            <text:p>0,412225161704936</text:p>
          </table:table-cell>
          <table:table-cell table:formula="of:=CORREL([$results_sudoku_db_B.$C:.$C]; [$results_sudoku_db_B.$C:.$C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3" calcext:value-type="float">
            <text:p>33</text:p>
          </table:table-cell>
          <table:table-cell office:value-type="float" office:value="47.293385" calcext:value-type="float">
            <text:p>47,293385</text:p>
          </table:table-cell>
          <table:table-cell office:value-type="float" office:value="7.38" calcext:value-type="float">
            <text:p>7,38</text:p>
          </table:table-cell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2" calcext:value-type="float">
            <text:p>12</text:p>
          </table:table-cell>
          <table:table-cell office:value-type="float" office:value="22.681959" calcext:value-type="float">
            <text:p>22,681959</text:p>
          </table:table-cell>
          <table:table-cell office:value-type="float" office:value="7.689243" calcext:value-type="float">
            <text:p>7,689243</text:p>
          </table:table-cell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0" calcext:value-type="float">
            <text:p>10</text:p>
          </table:table-cell>
          <table:table-cell office:value-type="float" office:value="18.702465" calcext:value-type="float">
            <text:p>18,702465</text:p>
          </table:table-cell>
          <table:table-cell office:value-type="float" office:value="7.533597" calcext:value-type="float">
            <text:p>7,533597</text:p>
          </table:table-cell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6" calcext:value-type="float">
            <text:p>16</text:p>
          </table:table-cell>
          <table:table-cell office:value-type="float" office:value="43.848812" calcext:value-type="float">
            <text:p>43,848812</text:p>
          </table:table-cell>
          <table:table-cell office:value-type="float" office:value="7.305882" calcext:value-type="float">
            <text:p>7,305882</text:p>
          </table:table-cell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54" calcext:value-type="float">
            <text:p>54</text:p>
          </table:table-cell>
          <table:table-cell office:value-type="float" office:value="2.212187" calcext:value-type="float">
            <text:p>2,212187</text:p>
          </table:table-cell>
          <table:table-cell office:value-type="float" office:value="7.62605" calcext:value-type="float">
            <text:p>7,62605</text:p>
          </table:table-cell>
          <table:table-cell office:value-type="float" office:value="217" calcext:value-type="float">
            <text:p>217</text:p>
          </table:table-cell>
          <table:table-cell table:number-columns-repeated="8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3" calcext:value-type="float">
            <text:p>13</text:p>
          </table:table-cell>
          <table:table-cell office:value-type="float" office:value="2.862624" calcext:value-type="float">
            <text:p>2,862624</text:p>
          </table:table-cell>
          <table:table-cell office:value-type="float" office:value="7.451883" calcext:value-type="float">
            <text:p>7,451883</text:p>
          </table:table-cell>
          <table:table-cell office:value-type="float" office:value="214" calcext:value-type="float">
            <text:p>214</text:p>
          </table:table-cell>
          <table:table-cell table:number-columns-repeated="8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59" calcext:value-type="float">
            <text:p>59</text:p>
          </table:table-cell>
          <table:table-cell office:value-type="float" office:value="38.792099" calcext:value-type="float">
            <text:p>38,792099</text:p>
          </table:table-cell>
          <table:table-cell office:value-type="float" office:value="7.305085" calcext:value-type="float">
            <text:p>7,305085</text:p>
          </table:table-cell>
          <table:table-cell office:value-type="float" office:value="216" calcext:value-type="float">
            <text:p>216</text:p>
          </table:table-cell>
          <table:table-cell table:number-columns-repeated="8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8" calcext:value-type="float">
            <text:p>48</text:p>
          </table:table-cell>
          <table:table-cell office:value-type="float" office:value="24.086061" calcext:value-type="float">
            <text:p>24,086061</text:p>
          </table:table-cell>
          <table:table-cell office:value-type="float" office:value="7.497854" calcext:value-type="float">
            <text:p>7,497854</text:p>
          </table:table-cell>
          <table:table-cell office:value-type="float" office:value="213" calcext:value-type="float">
            <text:p>213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5" calcext:value-type="float">
            <text:p>25</text:p>
          </table:table-cell>
          <table:table-cell office:value-type="float" office:value="9.125058" calcext:value-type="float">
            <text:p>9,125058</text:p>
          </table:table-cell>
          <table:table-cell office:value-type="float" office:value="7.458498" calcext:value-type="float">
            <text:p>7,458498</text:p>
          </table:table-cell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54" calcext:value-type="float">
            <text:p>54</text:p>
          </table:table-cell>
          <table:table-cell office:value-type="float" office:value="20.353621" calcext:value-type="float">
            <text:p>20,353621</text:p>
          </table:table-cell>
          <table:table-cell office:value-type="float" office:value="7.529167" calcext:value-type="float">
            <text:p>7,529167</text:p>
          </table:table-cell>
          <table:table-cell office:value-type="float" office:value="215" calcext:value-type="float">
            <text:p>215</text:p>
          </table:table-cell>
          <table:table-cell table:number-columns-repeated="8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8" calcext:value-type="float">
            <text:p>28</text:p>
          </table:table-cell>
          <table:table-cell office:value-type="float" office:value="1.209984" calcext:value-type="float">
            <text:p>1,209984</text:p>
          </table:table-cell>
          <table:table-cell office:value-type="float" office:value="7.32906" calcext:value-type="float">
            <text:p>7,32906</text:p>
          </table:table-cell>
          <table:table-cell office:value-type="float" office:value="213" calcext:value-type="float">
            <text:p>213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6" calcext:value-type="float">
            <text:p>36</text:p>
          </table:table-cell>
          <table:table-cell office:value-type="float" office:value="54.541798" calcext:value-type="float">
            <text:p>54,541798</text:p>
          </table:table-cell>
          <table:table-cell office:value-type="float" office:value="7.38247" calcext:value-type="float">
            <text:p>7,38247</text:p>
          </table:table-cell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55" calcext:value-type="float">
            <text:p>55</text:p>
          </table:table-cell>
          <table:table-cell office:value-type="float" office:value="24.169888" calcext:value-type="float">
            <text:p>24,169888</text:p>
          </table:table-cell>
          <table:table-cell office:value-type="float" office:value="7.66805" calcext:value-type="float">
            <text:p>7,66805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3" calcext:value-type="float">
            <text:p>33</text:p>
          </table:table-cell>
          <table:table-cell office:value-type="float" office:value="0.232144" calcext:value-type="float">
            <text:p>0,232144</text:p>
          </table:table-cell>
          <table:table-cell office:value-type="float" office:value="7.541667" calcext:value-type="float">
            <text:p>7,541667</text:p>
          </table:table-cell>
          <table:table-cell office:value-type="float" office:value="218" calcext:value-type="float">
            <text:p>21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0" calcext:value-type="float">
            <text:p>30</text:p>
          </table:table-cell>
          <table:table-cell office:value-type="float" office:value="6.1586" calcext:value-type="float">
            <text:p>6,1586</text:p>
          </table:table-cell>
          <table:table-cell office:value-type="float" office:value="7.412698" calcext:value-type="float">
            <text:p>7,412698</text:p>
          </table:table-cell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0" calcext:value-type="float">
            <text:p>10</text:p>
          </table:table-cell>
          <table:table-cell office:value-type="float" office:value="7.161248" calcext:value-type="float">
            <text:p>7,161248</text:p>
          </table:table-cell>
          <table:table-cell office:value-type="float" office:value="7.233463" calcext:value-type="float">
            <text:p>7,233463</text:p>
          </table:table-cell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5" calcext:value-type="float">
            <text:p>5</text:p>
          </table:table-cell>
          <table:table-cell office:value-type="float" office:value="25.022743" calcext:value-type="float">
            <text:p>25,022743</text:p>
          </table:table-cell>
          <table:table-cell office:value-type="float" office:value="7.677824" calcext:value-type="float">
            <text:p>7,677824</text:p>
          </table:table-cell>
          <table:table-cell office:value-type="float" office:value="216" calcext:value-type="float">
            <text:p>216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1" calcext:value-type="float">
            <text:p>21</text:p>
          </table:table-cell>
          <table:table-cell office:value-type="float" office:value="12.718031" calcext:value-type="float">
            <text:p>12,718031</text:p>
          </table:table-cell>
          <table:table-cell office:value-type="float" office:value="7.569231" calcext:value-type="float">
            <text:p>7,569231</text:p>
          </table:table-cell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5" calcext:value-type="float">
            <text:p>25</text:p>
          </table:table-cell>
          <table:table-cell office:value-type="float" office:value="23.280863" calcext:value-type="float">
            <text:p>23,280863</text:p>
          </table:table-cell>
          <table:table-cell office:value-type="float" office:value="7.312" calcext:value-type="float">
            <text:p>7,312</text:p>
          </table:table-cell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5" calcext:value-type="float">
            <text:p>35</text:p>
          </table:table-cell>
          <table:table-cell office:value-type="float" office:value="0.327908" calcext:value-type="float">
            <text:p>0,327908</text:p>
          </table:table-cell>
          <table:table-cell office:value-type="float" office:value="7.521913" calcext:value-type="float">
            <text:p>7,521913</text:p>
          </table:table-cell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1" calcext:value-type="float">
            <text:p>51</text:p>
          </table:table-cell>
          <table:table-cell office:value-type="float" office:value="30.068577" calcext:value-type="float">
            <text:p>30,068577</text:p>
          </table:table-cell>
          <table:table-cell office:value-type="float" office:value="7.522089" calcext:value-type="float">
            <text:p>7,522089</text:p>
          </table:table-cell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59" calcext:value-type="float">
            <text:p>59</text:p>
          </table:table-cell>
          <table:table-cell office:value-type="float" office:value="29.052753" calcext:value-type="float">
            <text:p>29,052753</text:p>
          </table:table-cell>
          <table:table-cell office:value-type="float" office:value="7.323404" calcext:value-type="float">
            <text:p>7,323404</text:p>
          </table:table-cell>
          <table:table-cell office:value-type="float" office:value="214" calcext:value-type="float">
            <text:p>214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4" calcext:value-type="float">
            <text:p>44</text:p>
          </table:table-cell>
          <table:table-cell office:value-type="float" office:value="3.580094" calcext:value-type="float">
            <text:p>3,580094</text:p>
          </table:table-cell>
          <table:table-cell office:value-type="float" office:value="7.370968" calcext:value-type="float">
            <text:p>7,370968</text:p>
          </table:table-cell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3" calcext:value-type="float">
            <text:p>33</text:p>
          </table:table-cell>
          <table:table-cell office:value-type="float" office:value="9.168982" calcext:value-type="float">
            <text:p>9,168982</text:p>
          </table:table-cell>
          <table:table-cell office:value-type="float" office:value="7.317647" calcext:value-type="float">
            <text:p>7,317647</text:p>
          </table:table-cell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8" calcext:value-type="float">
            <text:p>28</text:p>
          </table:table-cell>
          <table:table-cell office:value-type="float" office:value="36.573631" calcext:value-type="float">
            <text:p>36,573631</text:p>
          </table:table-cell>
          <table:table-cell office:value-type="float" office:value="6.842324" calcext:value-type="float">
            <text:p>6,842324</text:p>
          </table:table-cell>
          <table:table-cell office:value-type="float" office:value="215" calcext:value-type="float">
            <text:p>215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1" calcext:value-type="float">
            <text:p>31</text:p>
          </table:table-cell>
          <table:table-cell office:value-type="float" office:value="5.604" calcext:value-type="float">
            <text:p>5,604</text:p>
          </table:table-cell>
          <table:table-cell office:value-type="float" office:value="6.826613" calcext:value-type="float">
            <text:p>6,826613</text:p>
          </table:table-cell>
          <table:table-cell office:value-type="float" office:value="215" calcext:value-type="float">
            <text:p>215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2" calcext:value-type="float">
            <text:p>22</text:p>
          </table:table-cell>
          <table:table-cell office:value-type="float" office:value="16.137436" calcext:value-type="float">
            <text:p>16,137436</text:p>
          </table:table-cell>
          <table:table-cell office:value-type="float" office:value="7.26378" calcext:value-type="float">
            <text:p>7,26378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office:value-type="float" office:value="6.821016" calcext:value-type="float">
            <text:p>6,821016</text:p>
          </table:table-cell>
          <table:table-cell office:value-type="float" office:value="6.923387" calcext:value-type="float">
            <text:p>6,923387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8" calcext:value-type="float">
            <text:p>28</text:p>
          </table:table-cell>
          <table:table-cell office:value-type="float" office:value="11.67636" calcext:value-type="float">
            <text:p>11,67636</text:p>
          </table:table-cell>
          <table:table-cell office:value-type="float" office:value="6.822314" calcext:value-type="float">
            <text:p>6,822314</text:p>
          </table:table-cell>
          <table:table-cell office:value-type="float" office:value="212" calcext:value-type="float">
            <text:p>212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0" calcext:value-type="float">
            <text:p>10</text:p>
          </table:table-cell>
          <table:table-cell office:value-type="float" office:value="13.250317" calcext:value-type="float">
            <text:p>13,250317</text:p>
          </table:table-cell>
          <table:table-cell office:value-type="float" office:value="6.795918" calcext:value-type="float">
            <text:p>6,795918</text:p>
          </table:table-cell>
          <table:table-cell office:value-type="float" office:value="214" calcext:value-type="float">
            <text:p>214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4" calcext:value-type="float">
            <text:p>24</text:p>
          </table:table-cell>
          <table:table-cell office:value-type="float" office:value="3.677766" calcext:value-type="float">
            <text:p>3,677766</text:p>
          </table:table-cell>
          <table:table-cell office:value-type="float" office:value="6.873984" calcext:value-type="float">
            <text:p>6,873984</text:p>
          </table:table-cell>
          <table:table-cell office:value-type="float" office:value="216" calcext:value-type="float">
            <text:p>216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float" office:value="0.430081" calcext:value-type="float">
            <text:p>0,430081</text:p>
          </table:table-cell>
          <table:table-cell office:value-type="float" office:value="6.087866" calcext:value-type="float">
            <text:p>6,087866</text:p>
          </table:table-cell>
          <table:table-cell office:value-type="float" office:value="195" calcext:value-type="float">
            <text:p>195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Adwaita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5">00/00/0000</text:date>, <text:time style:data-style-name="N2" text:time-value="08:59:45.5975825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05T10:22:52.698596291</dc:date>
    <meta:editing-duration>PT6H13M32S</meta:editing-duration>
    <meta:editing-cycles>2</meta:editing-cycles>
    <meta:generator>LibreOffice/24.8.6.2$Linux_X86_64 LibreOffice_project/480$Build-2</meta:generator>
    <meta:document-statistic meta:table-count="1" meta:cell-count="540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.005cm" svg:height="9.008cm" xlink:href=".." xlink:type="simple" chart:class="chart:scatter" chart:style-name="ch1">
        <chart:legend chart:legend-position="end" svg:x="13.835cm" svg:y="4.205cm" style:legend-expansion="high" chart:style-name="ch2"/>
        <chart:plot-area chart:style-name="ch3" table:cell-range-address="results_sudoku_db_B.A2:results_sudoku_db_B.A100 results_sudoku_db_B.E1:results_sudoku_db_B.E100" chart:data-source-has-labels="row" svg:x="0.32cm" svg:y="0.18cm" svg:width="13.195cm" svg:height="7.667cm">
          <chart:coordinate-region svg:x="1.145cm" svg:y="0.379cm" svg:width="12.081cm" svg:height="6.821cm"/>
          <chart:axis chart:dimension="x" chart:name="primary-x" chart:style-name="ch4">
            <chart:title svg:x="5.474cm" svg:y="8.027cm" chart:style-name="ch5">
              <text:p><text:span text:style-name="T1">Score de répartition</text:span></text:p>
            </chart:title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results_sudoku_db_B.E2:results_sudoku_db_B.E100" chart:label-cell-address="results_sudoku_db_B.E1:results_sudoku_db_B.E1" chart:class="chart:scatter">
            <chart:domain table:cell-range-address="results_sudoku_db_B.A2:results_sudoku_db_B.A100"/>
            <chart:data-point chart:repeated="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b_notes</text:p>
                <draw:g>
                  <svg:desc>results_sudoku_db_B.E1:results_sudoku_db_B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6">
                <text:p>246</text:p>
                <draw:g>
                  <svg:desc>results_sudoku_db_B.A2:results_sudoku_db_B.A100</svg:desc>
                </draw:g>
              </table:table-cell>
              <table:table-cell office:value-type="float" office:value="213">
                <text:p>213</text:p>
                <draw:g>
                  <svg:desc>results_sudoku_db_B.E2:results_sudoku_db_B.E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8">
                <text:p>268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2">
                <text:p>242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5">
                <text:p>23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5">
                <text:p>23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7">
                <text:p>237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9">
                <text:p>239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5">
                <text:p>235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5">
                <text:p>24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1">
                <text:p>201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7">
                <text:p>28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4">
                <text:p>274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6">
                <text:p>256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0">
                <text:p>26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8">
                <text:p>218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6">
                <text:p>216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1">
                <text:p>241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0">
                <text:p>22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6">
                <text:p>246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1">
                <text:p>201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7">
                <text:p>197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1">
                <text:p>201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">
                <text:p>20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6">
                <text:p>226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4">
                <text:p>224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">
                <text:p>203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2">
                <text:p>222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8">
                <text:p>218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7">
                <text:p>197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5">
                <text:p>215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1">
                <text:p>20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1">
                <text:p>201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9">
                <text:p>199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4">
                <text:p>224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4">
                <text:p>194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7">
                <text:p>257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2">
                <text:p>232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60">
                <text:p>26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8">
                <text:p>258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3">
                <text:p>243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5">
                <text:p>23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6">
                <text:p>276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5">
                <text:p>235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8">
                <text:p>26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3">
                <text:p>283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64">
                <text:p>264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8">
                <text:p>258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6">
                <text:p>266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72">
                <text:p>272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8">
                <text:p>258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">
                <text:p>25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87">
                <text:p>287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0">
                <text:p>27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0">
                <text:p>26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2">
                <text:p>282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1">
                <text:p>281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1">
                <text:p>24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8">
                <text:p>258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2">
                <text:p>262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68">
                <text:p>268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70">
                <text:p>27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54">
                <text:p>254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68">
                <text:p>268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2">
                <text:p>252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6">
                <text:p>25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8">
                <text:p>268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72">
                <text:p>272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74">
                <text:p>274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70">
                <text:p>27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74">
                <text:p>274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80">
                <text:p>28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91">
                <text:p>291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85">
                <text:p>285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77">
                <text:p>277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81">
                <text:p>281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74">
                <text:p>274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89">
                <text:p>289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83">
                <text:p>283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68">
                <text:p>268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87">
                <text:p>287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89">
                <text:p>289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68">
                <text:p>268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78">
                <text:p>278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89">
                <text:p>289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39">
                <text:p>239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8">
                <text:p>258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8">
                <text:p>268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2">
                <text:p>262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87">
                <text:p>287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0">
                <text:p>27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5">
                <text:p>23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62">
                <text:p>262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56">
                <text:p>256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62">
                <text:p>262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62">
                <text:p>262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54">
                <text:p>254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60">
                <text:p>26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60">
                <text:p>26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62">
                <text:p>262</text:p>
              </table:table-cell>
              <table:table-cell office:value-type="float" office:value="195">
                <text:p>1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6.2$Linux_X86_64 LibreOffice_project/4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9.01cm" xlink:href=".." xlink:type="simple" chart:class="chart:scatter" chart:style-name="ch1">
        <chart:legend chart:legend-position="end" svg:x="14.135cm" svg:y="4.206cm" style:legend-expansion="high" chart:style-name="ch2"/>
        <chart:plot-area chart:style-name="ch3" table:cell-range-address="results_sudoku_db_B.A2:results_sudoku_db_B.A100 results_sudoku_db_B.D1:results_sudoku_db_B.D100" chart:data-source-has-labels="row" svg:x="0.319cm" svg:y="0.18cm" svg:width="13.497cm" svg:height="8.65cm">
          <chart:coordinate-region svg:x="0.761cm" svg:y="0.379cm" svg:width="12.767cm" svg:height="7.80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sults_sudoku_db_B.D2:results_sudoku_db_B.D100" chart:label-cell-address="results_sudoku_db_B.D1:results_sudoku_db_B.D1" chart:class="chart:scatter">
            <chart:domain table:cell-range-address="results_sudoku_db_B.A2:results_sudoku_db_B.A100"/>
            <chart:data-point chart:repeated="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ensite</text:p>
                <draw:g>
                  <svg:desc>results_sudoku_db_B.D1:results_sudoku_db_B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6">
                <text:p>246</text:p>
                <draw:g>
                  <svg:desc>results_sudoku_db_B.A2:results_sudoku_db_B.A100</svg:desc>
                </draw:g>
              </table:table-cell>
              <table:table-cell office:value-type="float" office:value="6.529412">
                <text:p>6.529412</text:p>
                <draw:g>
                  <svg:desc>results_sudoku_db_B.D2:results_sudoku_db_B.D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8">
                <text:p>268</text:p>
              </table:table-cell>
              <table:table-cell office:value-type="float" office:value="7.110236">
                <text:p>7.1102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2">
                <text:p>242</text:p>
              </table:table-cell>
              <table:table-cell office:value-type="float" office:value="6.311688">
                <text:p>6.3116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5">
                <text:p>235</text:p>
              </table:table-cell>
              <table:table-cell office:value-type="float" office:value="6.656126">
                <text:p>6.6561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5">
                <text:p>235</text:p>
              </table:table-cell>
              <table:table-cell office:value-type="float" office:value="6.756">
                <text:p>6.7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7">
                <text:p>237</text:p>
              </table:table-cell>
              <table:table-cell office:value-type="float" office:value="6.762846">
                <text:p>6.7628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9">
                <text:p>239</text:p>
              </table:table-cell>
              <table:table-cell office:value-type="float" office:value="6.612">
                <text:p>6.6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5">
                <text:p>235</text:p>
              </table:table-cell>
              <table:table-cell office:value-type="float" office:value="6.603239">
                <text:p>6.6032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5">
                <text:p>245</text:p>
              </table:table-cell>
              <table:table-cell office:value-type="float" office:value="6.399209">
                <text:p>6.3992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1">
                <text:p>201</text:p>
              </table:table-cell>
              <table:table-cell office:value-type="float" office:value="6.636704">
                <text:p>6.6367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7">
                <text:p>287</text:p>
              </table:table-cell>
              <table:table-cell office:value-type="float" office:value="6.363248">
                <text:p>6.3632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4">
                <text:p>274</text:p>
              </table:table-cell>
              <table:table-cell office:value-type="float" office:value="7.051383">
                <text:p>7.0513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6">
                <text:p>256</text:p>
              </table:table-cell>
              <table:table-cell office:value-type="float" office:value="6.443515">
                <text:p>6.4435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0">
                <text:p>260</text:p>
              </table:table-cell>
              <table:table-cell office:value-type="float" office:value="6.522449">
                <text:p>6.5224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8">
                <text:p>2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6">
                <text:p>216</text:p>
              </table:table-cell>
              <table:table-cell office:value-type="float" office:value="7.018939">
                <text:p>7.0189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1">
                <text:p>241</text:p>
              </table:table-cell>
              <table:table-cell office:value-type="float" office:value="6.251968">
                <text:p>6.2519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0">
                <text:p>220</text:p>
              </table:table-cell>
              <table:table-cell office:value-type="float" office:value="6.460377">
                <text:p>6.4603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6">
                <text:p>246</text:p>
              </table:table-cell>
              <table:table-cell office:value-type="float" office:value="6.443984">
                <text:p>6.4439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1">
                <text:p>201</text:p>
              </table:table-cell>
              <table:table-cell office:value-type="float" office:value="7.26259">
                <text:p>7.262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7">
                <text:p>197</text:p>
              </table:table-cell>
              <table:table-cell office:value-type="float" office:value="7.043796">
                <text:p>7.0437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1">
                <text:p>201</text:p>
              </table:table-cell>
              <table:table-cell office:value-type="float" office:value="7.253623">
                <text:p>7.2536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">
                <text:p>203</text:p>
              </table:table-cell>
              <table:table-cell office:value-type="float" office:value="7.105072">
                <text:p>7.1050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6">
                <text:p>226</text:p>
              </table:table-cell>
              <table:table-cell office:value-type="float" office:value="7.221805">
                <text:p>7.2218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4">
                <text:p>224</text:p>
              </table:table-cell>
              <table:table-cell office:value-type="float" office:value="7.190299">
                <text:p>7.1902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">
                <text:p>203</text:p>
              </table:table-cell>
              <table:table-cell office:value-type="float" office:value="7.237226">
                <text:p>7.2372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2">
                <text:p>222</text:p>
              </table:table-cell>
              <table:table-cell office:value-type="float" office:value="7.104089">
                <text:p>7.1040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8">
                <text:p>218</text:p>
              </table:table-cell>
              <table:table-cell office:value-type="float" office:value="7.319549">
                <text:p>7.3195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7">
                <text:p>197</text:p>
              </table:table-cell>
              <table:table-cell office:value-type="float" office:value="7.286232">
                <text:p>7.2862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5">
                <text:p>215</text:p>
              </table:table-cell>
              <table:table-cell office:value-type="float" office:value="5.78903">
                <text:p>5.789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1">
                <text:p>201</text:p>
              </table:table-cell>
              <table:table-cell office:value-type="float" office:value="6.361538">
                <text:p>6.3615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1">
                <text:p>201</text:p>
              </table:table-cell>
              <table:table-cell office:value-type="float" office:value="6.121569">
                <text:p>6.1215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9">
                <text:p>199</text:p>
              </table:table-cell>
              <table:table-cell office:value-type="float" office:value="6.362596">
                <text:p>6.3625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4">
                <text:p>224</text:p>
              </table:table-cell>
              <table:table-cell office:value-type="float" office:value="7.106061">
                <text:p>7.1060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4">
                <text:p>194</text:p>
              </table:table-cell>
              <table:table-cell office:value-type="float" office:value="6.304833">
                <text:p>6.3048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7">
                <text:p>257</text:p>
              </table:table-cell>
              <table:table-cell office:value-type="float" office:value="6.544747">
                <text:p>6.5447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2">
                <text:p>232</text:p>
              </table:table-cell>
              <table:table-cell office:value-type="float" office:value="6.549242">
                <text:p>6.5492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60">
                <text:p>260</text:p>
              </table:table-cell>
              <table:table-cell office:value-type="float" office:value="6.514286">
                <text:p>6.5142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8">
                <text:p>258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3">
                <text:p>243</text:p>
              </table:table-cell>
              <table:table-cell office:value-type="float" office:value="7.235294">
                <text:p>7.2352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5">
                <text:p>235</text:p>
              </table:table-cell>
              <table:table-cell office:value-type="float" office:value="6.252066">
                <text:p>6.2520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6">
                <text:p>276</text:p>
              </table:table-cell>
              <table:table-cell office:value-type="float" office:value="7.541502">
                <text:p>7.5415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5">
                <text:p>235</text:p>
              </table:table-cell>
              <table:table-cell office:value-type="float" office:value="7.276923">
                <text:p>7.2769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8">
                <text:p>268</text:p>
              </table:table-cell>
              <table:table-cell office:value-type="float" office:value="7.466403">
                <text:p>7.4664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3">
                <text:p>283</text:p>
              </table:table-cell>
              <table:table-cell office:value-type="float" office:value="7.427386">
                <text:p>7.4273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64">
                <text:p>264</text:p>
              </table:table-cell>
              <table:table-cell office:value-type="float" office:value="7.461538">
                <text:p>7.4615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8">
                <text:p>258</text:p>
              </table:table-cell>
              <table:table-cell office:value-type="float" office:value="7.393574">
                <text:p>7.3935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6">
                <text:p>266</text:p>
              </table:table-cell>
              <table:table-cell office:value-type="float" office:value="7.454545">
                <text:p>7.4545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72">
                <text:p>272</text:p>
              </table:table-cell>
              <table:table-cell office:value-type="float" office:value="7.443548">
                <text:p>7.4435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8">
                <text:p>258</text:p>
              </table:table-cell>
              <table:table-cell office:value-type="float" office:value="7.418033">
                <text:p>7.4180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">
                <text:p>250</text:p>
              </table:table-cell>
              <table:table-cell office:value-type="float" office:value="7.514056">
                <text:p>7.5140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87">
                <text:p>287</text:p>
              </table:table-cell>
              <table:table-cell office:value-type="float" office:value="7.57438">
                <text:p>7.574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0">
                <text:p>270</text:p>
              </table:table-cell>
              <table:table-cell office:value-type="float" office:value="7.662651">
                <text:p>7.6626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0">
                <text:p>260</text:p>
              </table:table-cell>
              <table:table-cell office:value-type="float" office:value="7.138775">
                <text:p>7.1387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2">
                <text:p>282</text:p>
              </table:table-cell>
              <table:table-cell office:value-type="float" office:value="7.503876">
                <text:p>7.5038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1">
                <text:p>281</text:p>
              </table:table-cell>
              <table:table-cell office:value-type="float" office:value="7.367089">
                <text:p>7.3670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1">
                <text:p>241</text:p>
              </table:table-cell>
              <table:table-cell office:value-type="float" office:value="7.352713">
                <text:p>7.3527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8">
                <text:p>258</text:p>
              </table:table-cell>
              <table:table-cell office:value-type="float" office:value="7.288066">
                <text:p>7.2880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2">
                <text:p>262</text:p>
              </table:table-cell>
              <table:table-cell office:value-type="float" office:value="7.104">
                <text:p>7.1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68">
                <text:p>268</text:p>
              </table:table-cell>
              <table:table-cell office:value-type="float" office:value="7.273092">
                <text:p>7.2730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70">
                <text:p>270</text:p>
              </table:table-cell>
              <table:table-cell office:value-type="float" office:value="7.508">
                <text:p>7.5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54">
                <text:p>254</text:p>
              </table:table-cell>
              <table:table-cell office:value-type="float" office:value="7.516129">
                <text:p>7.5161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68">
                <text:p>268</text:p>
              </table:table-cell>
              <table:table-cell office:value-type="float" office:value="7.452381">
                <text:p>7.4523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2">
                <text:p>252</text:p>
              </table:table-cell>
              <table:table-cell office:value-type="float" office:value="7.327869">
                <text:p>7.3278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6">
                <text:p>256</text:p>
              </table:table-cell>
              <table:table-cell office:value-type="float" office:value="7.390946">
                <text:p>7.3909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8">
                <text:p>268</text:p>
              </table:table-cell>
              <table:table-cell office:value-type="float" office:value="7.517928">
                <text:p>7.5179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72">
                <text:p>272</text:p>
              </table:table-cell>
              <table:table-cell office:value-type="float" office:value="7.320158">
                <text:p>7.3201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74">
                <text:p>274</text:p>
              </table:table-cell>
              <table:table-cell office:value-type="float" office:value="7.38">
                <text:p>7.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70">
                <text:p>270</text:p>
              </table:table-cell>
              <table:table-cell office:value-type="float" office:value="7.689243">
                <text:p>7.6892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74">
                <text:p>274</text:p>
              </table:table-cell>
              <table:table-cell office:value-type="float" office:value="7.533597">
                <text:p>7.5335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80">
                <text:p>280</text:p>
              </table:table-cell>
              <table:table-cell office:value-type="float" office:value="7.305882">
                <text:p>7.30588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91">
                <text:p>291</text:p>
              </table:table-cell>
              <table:table-cell office:value-type="float" office:value="7.62605">
                <text:p>7.626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85">
                <text:p>285</text:p>
              </table:table-cell>
              <table:table-cell office:value-type="float" office:value="7.451883">
                <text:p>7.45188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77">
                <text:p>277</text:p>
              </table:table-cell>
              <table:table-cell office:value-type="float" office:value="7.305085">
                <text:p>7.3050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81">
                <text:p>281</text:p>
              </table:table-cell>
              <table:table-cell office:value-type="float" office:value="7.497854">
                <text:p>7.4978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74">
                <text:p>274</text:p>
              </table:table-cell>
              <table:table-cell office:value-type="float" office:value="7.458498">
                <text:p>7.45849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89">
                <text:p>289</text:p>
              </table:table-cell>
              <table:table-cell office:value-type="float" office:value="7.529167">
                <text:p>7.5291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83">
                <text:p>283</text:p>
              </table:table-cell>
              <table:table-cell office:value-type="float" office:value="7.32906">
                <text:p>7.329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68">
                <text:p>268</text:p>
              </table:table-cell>
              <table:table-cell office:value-type="float" office:value="7.38247">
                <text:p>7.3824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87">
                <text:p>287</text:p>
              </table:table-cell>
              <table:table-cell office:value-type="float" office:value="7.66805">
                <text:p>7.668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89">
                <text:p>289</text:p>
              </table:table-cell>
              <table:table-cell office:value-type="float" office:value="7.541667">
                <text:p>7.5416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68">
                <text:p>268</text:p>
              </table:table-cell>
              <table:table-cell office:value-type="float" office:value="7.412698">
                <text:p>7.4126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78">
                <text:p>278</text:p>
              </table:table-cell>
              <table:table-cell office:value-type="float" office:value="7.233463">
                <text:p>7.23346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89">
                <text:p>289</text:p>
              </table:table-cell>
              <table:table-cell office:value-type="float" office:value="7.677824">
                <text:p>7.6778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39">
                <text:p>239</text:p>
              </table:table-cell>
              <table:table-cell office:value-type="float" office:value="7.569231">
                <text:p>7.56923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8">
                <text:p>258</text:p>
              </table:table-cell>
              <table:table-cell office:value-type="float" office:value="7.312">
                <text:p>7.3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8">
                <text:p>268</text:p>
              </table:table-cell>
              <table:table-cell office:value-type="float" office:value="7.521913">
                <text:p>7.5219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2">
                <text:p>262</text:p>
              </table:table-cell>
              <table:table-cell office:value-type="float" office:value="7.522089">
                <text:p>7.5220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87">
                <text:p>287</text:p>
              </table:table-cell>
              <table:table-cell office:value-type="float" office:value="7.323404">
                <text:p>7.3234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0">
                <text:p>270</text:p>
              </table:table-cell>
              <table:table-cell office:value-type="float" office:value="7.370968">
                <text:p>7.3709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5">
                <text:p>235</text:p>
              </table:table-cell>
              <table:table-cell office:value-type="float" office:value="7.317647">
                <text:p>7.3176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62">
                <text:p>262</text:p>
              </table:table-cell>
              <table:table-cell office:value-type="float" office:value="6.842324">
                <text:p>6.8423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56">
                <text:p>256</text:p>
              </table:table-cell>
              <table:table-cell office:value-type="float" office:value="6.826613">
                <text:p>6.8266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62">
                <text:p>262</text:p>
              </table:table-cell>
              <table:table-cell office:value-type="float" office:value="7.26378">
                <text:p>7.2637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62">
                <text:p>262</text:p>
              </table:table-cell>
              <table:table-cell office:value-type="float" office:value="6.923387">
                <text:p>6.92338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54">
                <text:p>254</text:p>
              </table:table-cell>
              <table:table-cell office:value-type="float" office:value="6.822314">
                <text:p>6.8223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60">
                <text:p>260</text:p>
              </table:table-cell>
              <table:table-cell office:value-type="float" office:value="6.795918">
                <text:p>6.79591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60">
                <text:p>260</text:p>
              </table:table-cell>
              <table:table-cell office:value-type="float" office:value="6.873984">
                <text:p>6.87398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62">
                <text:p>262</text:p>
              </table:table-cell>
              <table:table-cell office:value-type="float" office:value="6.087866">
                <text:p>6.0878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6.2$Linux_X86_64 LibreOffice_project/48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3cm" svg:height="9.001cm" xlink:href=".." xlink:type="simple" chart:class="chart:scatter" chart:style-name="ch1">
        <chart:legend chart:legend-position="end" svg:x="13.574cm" svg:y="4.201cm" style:legend-expansion="high" chart:style-name="ch2"/>
        <chart:plot-area chart:style-name="ch3" table:cell-range-address="results_sudoku_db_B.B1:results_sudoku_db_B.C100" chart:data-source-has-labels="row" svg:x="0.319cm" svg:y="0.18cm" svg:width="12.936cm" svg:height="8.641cm">
          <chart:coordinate-region svg:x="1.144cm" svg:y="0.379cm" svg:width="11.823cm" svg:height="7.7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sults_sudoku_db_B.C2:results_sudoku_db_B.C100" chart:label-cell-address="results_sudoku_db_B.C1:results_sudoku_db_B.C1" chart:class="chart:scatter">
            <chart:domain table:cell-range-address="results_sudoku_db_B.B2:results_sudoku_db_B.B100"/>
            <chart:data-point chart:repeated="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echniques</text:p>
                <draw:g>
                  <svg:desc>results_sudoku_db_B.C1:results_sudoku_db_B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">
                <text:p>18</text:p>
                <draw:g>
                  <svg:desc>results_sudoku_db_B.B2:results_sudoku_db_B.B100</svg:desc>
                </draw:g>
              </table:table-cell>
              <table:table-cell office:value-type="float" office:value="90.799706">
                <text:p>90.799706</text:p>
                <draw:g>
                  <svg:desc>results_sudoku_db_B.C2:results_sudoku_db_B.C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">
                <text:p>95</text:p>
              </table:table-cell>
              <table:table-cell office:value-type="float" office:value="23.205801">
                <text:p>23.2058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">
                <text:p>27</text:p>
              </table:table-cell>
              <table:table-cell office:value-type="float" office:value="11.757683">
                <text:p>11.7576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">
                <text:p>57</text:p>
              </table:table-cell>
              <table:table-cell office:value-type="float" office:value="6.406389">
                <text:p>6.4063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">
                <text:p>44</text:p>
              </table:table-cell>
              <table:table-cell office:value-type="float" office:value="18.533596">
                <text:p>18.5335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32.904114">
                <text:p>32.9041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24.628929">
                <text:p>24.6289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3.608717">
                <text:p>13.6087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187237">
                <text:p>0.1872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22.840776">
                <text:p>22.8407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6.86839">
                <text:p>6.868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182778">
                <text:p>0.1827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7.151544">
                <text:p>7.1515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.195786">
                <text:p>0.1957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3.669201">
                <text:p>3.6692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">
                <text:p>54</text:p>
              </table:table-cell>
              <table:table-cell office:value-type="float" office:value="78.556679">
                <text:p>78.5566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3.903935">
                <text:p>3.9039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.2095">
                <text:p>0.20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5.842936">
                <text:p>5.8429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2.361872">
                <text:p>2.3618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24.690765">
                <text:p>24.6907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8">
                <text:p>58</text:p>
              </table:table-cell>
              <table:table-cell office:value-type="float" office:value="104.535393">
                <text:p>104.5353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">
                <text:p>40</text:p>
              </table:table-cell>
              <table:table-cell office:value-type="float" office:value="25.505041">
                <text:p>25.5050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7.28595">
                <text:p>7.285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">
                <text:p>75</text:p>
              </table:table-cell>
              <table:table-cell office:value-type="float" office:value="6.447819">
                <text:p>6.4478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">
                <text:p>23</text:p>
              </table:table-cell>
              <table:table-cell office:value-type="float" office:value="59.994633">
                <text:p>59.9946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">
                <text:p>32</text:p>
              </table:table-cell>
              <table:table-cell office:value-type="float" office:value="16.196432">
                <text:p>16.1964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9">
                <text:p>49</text:p>
              </table:table-cell>
              <table:table-cell office:value-type="float" office:value="4.981095">
                <text:p>4.9810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5">
                <text:p>105</text:p>
              </table:table-cell>
              <table:table-cell office:value-type="float" office:value="116.898041">
                <text:p>116.8980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3.684841">
                <text:p>3.6848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">
                <text:p>25</text:p>
              </table:table-cell>
              <table:table-cell office:value-type="float" office:value="2.955562">
                <text:p>2.9555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">
                <text:p>11</text:p>
              </table:table-cell>
              <table:table-cell office:value-type="float" office:value="36.443367">
                <text:p>36.4433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">
                <text:p>15</text:p>
              </table:table-cell>
              <table:table-cell office:value-type="float" office:value="24.879374">
                <text:p>24.8793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">
                <text:p>66</text:p>
              </table:table-cell>
              <table:table-cell office:value-type="float" office:value="71.724442">
                <text:p>71.7244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1">
                <text:p>51</text:p>
              </table:table-cell>
              <table:table-cell office:value-type="float" office:value="4.285479">
                <text:p>4.2854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.186273">
                <text:p>0.1862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2.511099">
                <text:p>2.5110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.170648">
                <text:p>0.1706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">
                <text:p>13</text:p>
              </table:table-cell>
              <table:table-cell office:value-type="float" office:value="7.323147">
                <text:p>7.3231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8">
                <text:p>58</text:p>
              </table:table-cell>
              <table:table-cell office:value-type="float" office:value="44.246876">
                <text:p>44.2468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5.275865">
                <text:p>5.2758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">
                <text:p>26</text:p>
              </table:table-cell>
              <table:table-cell office:value-type="float" office:value="20.969334">
                <text:p>20.9693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">
                <text:p>21</text:p>
              </table:table-cell>
              <table:table-cell office:value-type="float" office:value="23.610189">
                <text:p>23.6101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">
                <text:p>22</text:p>
              </table:table-cell>
              <table:table-cell office:value-type="float" office:value="25.996901">
                <text:p>25.9969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">
                <text:p>32</text:p>
              </table:table-cell>
              <table:table-cell office:value-type="float" office:value="36.302254">
                <text:p>36.3022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">
                <text:p>9</text:p>
              </table:table-cell>
              <table:table-cell office:value-type="float" office:value="22.2481">
                <text:p>22.24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">
                <text:p>30</text:p>
              </table:table-cell>
              <table:table-cell office:value-type="float" office:value="38.29932">
                <text:p>38.299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">
                <text:p>20</text:p>
              </table:table-cell>
              <table:table-cell office:value-type="float" office:value="1.860845">
                <text:p>1.8608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6">
                <text:p>36</text:p>
              </table:table-cell>
              <table:table-cell office:value-type="float" office:value="37.968513">
                <text:p>37.9685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9">
                <text:p>39</text:p>
              </table:table-cell>
              <table:table-cell office:value-type="float" office:value="44.542915">
                <text:p>44.5429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4">
                <text:p>34</text:p>
              </table:table-cell>
              <table:table-cell office:value-type="float" office:value="28.168083">
                <text:p>28.1680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">
                <text:p>18</text:p>
              </table:table-cell>
              <table:table-cell office:value-type="float" office:value="2.265411">
                <text:p>2.2654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1">
                <text:p>51</text:p>
              </table:table-cell>
              <table:table-cell office:value-type="float" office:value="35.912369">
                <text:p>35.9123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">
                <text:p>28</text:p>
              </table:table-cell>
              <table:table-cell office:value-type="float" office:value="18.308891">
                <text:p>18.3088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">
                <text:p>4</text:p>
              </table:table-cell>
              <table:table-cell office:value-type="float" office:value="2.35974">
                <text:p>2.359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">
                <text:p>44</text:p>
              </table:table-cell>
              <table:table-cell office:value-type="float" office:value="0.247147">
                <text:p>0.2471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">
                <text:p>8</text:p>
              </table:table-cell>
              <table:table-cell office:value-type="float" office:value="20.482233">
                <text:p>20.4822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">
                <text:p>6</text:p>
              </table:table-cell>
              <table:table-cell office:value-type="float" office:value="40.533741">
                <text:p>40.5337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5">
                <text:p>45</text:p>
              </table:table-cell>
              <table:table-cell office:value-type="float" office:value="0.673859">
                <text:p>0.6738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8">
                <text:p>28</text:p>
              </table:table-cell>
              <table:table-cell office:value-type="float" office:value="1.22456">
                <text:p>1.224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4">
                <text:p>54</text:p>
              </table:table-cell>
              <table:table-cell office:value-type="float" office:value="26.835318">
                <text:p>26.8353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5">
                <text:p>25</text:p>
              </table:table-cell>
              <table:table-cell office:value-type="float" office:value="5.598637">
                <text:p>5.5986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">
                <text:p>10</text:p>
              </table:table-cell>
              <table:table-cell office:value-type="float" office:value="22.897619">
                <text:p>22.8976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6">
                <text:p>36</text:p>
              </table:table-cell>
              <table:table-cell office:value-type="float" office:value="4.180389">
                <text:p>4.1803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0">
                <text:p>60</text:p>
              </table:table-cell>
              <table:table-cell office:value-type="float" office:value="3.586084">
                <text:p>3.5860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0">
                <text:p>30</text:p>
              </table:table-cell>
              <table:table-cell office:value-type="float" office:value="20.273951">
                <text:p>20.2739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">
                <text:p>30</text:p>
              </table:table-cell>
              <table:table-cell office:value-type="float" office:value="5.852195">
                <text:p>5.8521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">
                <text:p>33</text:p>
              </table:table-cell>
              <table:table-cell office:value-type="float" office:value="47.293385">
                <text:p>47.2933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">
                <text:p>12</text:p>
              </table:table-cell>
              <table:table-cell office:value-type="float" office:value="22.681959">
                <text:p>22.6819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">
                <text:p>10</text:p>
              </table:table-cell>
              <table:table-cell office:value-type="float" office:value="18.702465">
                <text:p>18.7024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">
                <text:p>16</text:p>
              </table:table-cell>
              <table:table-cell office:value-type="float" office:value="43.848812">
                <text:p>43.8488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4">
                <text:p>54</text:p>
              </table:table-cell>
              <table:table-cell office:value-type="float" office:value="2.212187">
                <text:p>2.2121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">
                <text:p>13</text:p>
              </table:table-cell>
              <table:table-cell office:value-type="float" office:value="2.862624">
                <text:p>2.8626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9">
                <text:p>59</text:p>
              </table:table-cell>
              <table:table-cell office:value-type="float" office:value="38.792099">
                <text:p>38.7920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8">
                <text:p>48</text:p>
              </table:table-cell>
              <table:table-cell office:value-type="float" office:value="24.086061">
                <text:p>24.0860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5">
                <text:p>25</text:p>
              </table:table-cell>
              <table:table-cell office:value-type="float" office:value="9.125058">
                <text:p>9.1250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4">
                <text:p>54</text:p>
              </table:table-cell>
              <table:table-cell office:value-type="float" office:value="20.353621">
                <text:p>20.35362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8">
                <text:p>28</text:p>
              </table:table-cell>
              <table:table-cell office:value-type="float" office:value="1.209984">
                <text:p>1.2099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6">
                <text:p>36</text:p>
              </table:table-cell>
              <table:table-cell office:value-type="float" office:value="54.541798">
                <text:p>54.5417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5">
                <text:p>55</text:p>
              </table:table-cell>
              <table:table-cell office:value-type="float" office:value="24.169888">
                <text:p>24.1698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3">
                <text:p>33</text:p>
              </table:table-cell>
              <table:table-cell office:value-type="float" office:value="0.232144">
                <text:p>0.2321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0">
                <text:p>30</text:p>
              </table:table-cell>
              <table:table-cell office:value-type="float" office:value="6.1586">
                <text:p>6.15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">
                <text:p>10</text:p>
              </table:table-cell>
              <table:table-cell office:value-type="float" office:value="7.161248">
                <text:p>7.1612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">
                <text:p>5</text:p>
              </table:table-cell>
              <table:table-cell office:value-type="float" office:value="25.022743">
                <text:p>25.02274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1">
                <text:p>21</text:p>
              </table:table-cell>
              <table:table-cell office:value-type="float" office:value="12.718031">
                <text:p>12.71803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">
                <text:p>25</text:p>
              </table:table-cell>
              <table:table-cell office:value-type="float" office:value="23.280863">
                <text:p>23.28086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5">
                <text:p>35</text:p>
              </table:table-cell>
              <table:table-cell office:value-type="float" office:value="0.327908">
                <text:p>0.3279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1">
                <text:p>51</text:p>
              </table:table-cell>
              <table:table-cell office:value-type="float" office:value="30.068577">
                <text:p>30.0685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9">
                <text:p>59</text:p>
              </table:table-cell>
              <table:table-cell office:value-type="float" office:value="29.052753">
                <text:p>29.05275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">
                <text:p>44</text:p>
              </table:table-cell>
              <table:table-cell office:value-type="float" office:value="3.580094">
                <text:p>3.5800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3">
                <text:p>33</text:p>
              </table:table-cell>
              <table:table-cell office:value-type="float" office:value="9.168982">
                <text:p>9.16898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8">
                <text:p>28</text:p>
              </table:table-cell>
              <table:table-cell office:value-type="float" office:value="36.573631">
                <text:p>36.57363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1">
                <text:p>31</text:p>
              </table:table-cell>
              <table:table-cell office:value-type="float" office:value="5.604">
                <text:p>5.6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2">
                <text:p>22</text:p>
              </table:table-cell>
              <table:table-cell office:value-type="float" office:value="16.137436">
                <text:p>16.1374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5">
                <text:p>35</text:p>
              </table:table-cell>
              <table:table-cell office:value-type="float" office:value="6.821016">
                <text:p>6.8210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">
                <text:p>28</text:p>
              </table:table-cell>
              <table:table-cell office:value-type="float" office:value="11.67636">
                <text:p>11.676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">
                <text:p>10</text:p>
              </table:table-cell>
              <table:table-cell office:value-type="float" office:value="13.250317">
                <text:p>13.2503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">
                <text:p>24</text:p>
              </table:table-cell>
              <table:table-cell office:value-type="float" office:value="3.677766">
                <text:p>3.6777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  <table:table-cell office:value-type="float" office:value="0.430081">
                <text:p>0.43008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6.2$Linux_X86_64 LibreOffice_project/48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